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2">
      <style:text-properties fo:font-weight="bold" style:font-weight-asian="bold" style:font-weight-complex="bold"/>
    </style:style>
    <style:style style:name="P3" style:family="paragraph" style:parent-style-name="Text_20_body" style:list-style-name="L4">
      <style:text-properties fo:font-weight="bold" style:font-weight-asian="bold" style:font-weight-complex="bold"/>
    </style:style>
    <style:style style:name="P4" style:family="paragraph" style:parent-style-name="Text_20_body" style:list-style-name="L5">
      <style:text-properties fo:font-weight="bold" style:font-weight-asian="bold" style:font-weight-complex="bold"/>
    </style:style>
    <style:style style:name="P5" style:family="paragraph" style:parent-style-name="Text_20_body" style:list-style-name="L7">
      <style:text-properties fo:font-weight="bold" style:font-weight-asian="bold" style:font-weight-complex="bold"/>
    </style:style>
    <style:style style:name="P6" style:family="paragraph" style:parent-style-name="Text_20_body" style:list-style-name="L8">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6"/>
    <style:style style:name="P10" style:family="paragraph" style:parent-style-name="Text_20_body" style:list-style-name="L8"/>
    <style:style style:name="P11" style:family="paragraph" style:parent-style-name="Text_20_body" style:list-style-name="L9"/>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5 Healthy Easy-to-Make Meals – FAST!</text:h>
      <text:p text:style-name="Text_20_body">You're working hard, exercising hard, and trying to get in a little relaxation now and again. So where does making healthy meals fit into that busy schedule? Whether you're single, living with a partner, or a parent, <text:s/>coming up with healthy meals every week can be a chore. Here are 5 meals that are heart healthy, immune-boosting and calorie-wise -- and tasty. Best of all, they are fast and easy to prepare. </text:p>
      <text:p text:style-name="Text_20_body">One of the keys to healthy, simple meals is using simple ingredients, many of which can be purchased pre-washed and prepared. When you have more time, substitute pre-chopped, canned or bottled ingredients for fresh.</text:p>
      <text:p text:style-name="Text_20_body"/>
      <text:list xml:id="list7446568325561741310" text:style-name="L4">
        <text:list-item>
          <text:p text:style-name="P3">Grilled Chicken Chef Salad</text:p>
          <text:p text:style-name="P3">Prep time 15 minutes. Feeds 4.</text:p>
        </text:list-item>
      </text:list>
      <text:p text:style-name="P1">Ingredients:</text:p>
      <text:list xml:id="list6357398398837517002" text:style-name="L1">
        <text:list-item>
          <text:p text:style-name="P7">1 package 99% fat-free chicken tenderloins</text:p>
        </text:list-item>
        <text:list-item>
          <text:p text:style-name="P7">1 back of pre-washed baby spinach</text:p>
        </text:list-item>
        <text:list-item>
          <text:p text:style-name="P7">2 fresh tomatoes</text:p>
        </text:list-item>
        <text:list-item>
          <text:p text:style-name="P7">1 package pre-crumbled blue cheese</text:p>
        </text:list-item>
        <text:list-item>
          <text:p text:style-name="P7">1 cucumber</text:p>
        </text:list-item>
        <text:list-item>
          <text:p text:style-name="P7">1 red bell pepper</text:p>
        </text:list-item>
        <text:list-item>
          <text:p text:style-name="P7">Light Honey Dijon dressing</text:p>
        </text:list-item>
      </text:list>
      <text:p text:style-name="Text_20_body">The key to this fresh, delicious chef salad is low fat. Don't put the fat back on the chicken by frying! Instead, lightly paint each tenderloin with olive oil, a dash of pepper to taste and broil at 500 for three minutes on each side or until done. Let chicken cook and remove from oven to cool. Combine baby spinach, cut tomatoes; sliced, peeled cucumber; thin slices of seeded red pepper. You're done! </text:p>
      <text:p text:style-name="Text_20_body"><text:s/></text:p>
      <text:list xml:id="list2709204730478690709" text:style-name="L2">
        <text:list-item>
          <text:p text:style-name="P2">Pasta with Garlic and Olive Oil </text:p>
          <text:p text:style-name="P2">Prep time 12 minutes. Feeds 4.</text:p>
        </text:list-item>
      </text:list>
      <text:p text:style-name="P1">Ingredients: </text:p>
      <text:list xml:id="list2570350176437481110" text:style-name="L3">
        <text:list-item>
          <text:p text:style-name="P8">1 package #8 spaghetti</text:p>
        </text:list-item>
        <text:list-item>
          <text:p text:style-name="P8">2 tablespoons prepared garlic, or 6 cloves thinly sliced </text:p>
        </text:list-item>
        <text:list-item>
          <text:p text:style-name="P8">¼ cup extra virgin olive oil</text:p>
        </text:list-item>
        <text:list-item>
          <text:p text:style-name="P8">1/8 pound reggiano Parmesan</text:p>
        </text:list-item>
        <text:list-item>
          <text:p text:style-name="P8">black pepper, crushed red pepper</text:p>
        </text:list-item>
        <text:list-item>
          <text:p text:style-name="P8">½ bunch Italian parsley</text:p>
        </text:list-item>
      </text:list>
      <text:p text:style-name="Text_20_body">The keys to this dish are ease and timing. The garlic takes the same amount of time to brown as the spaghetti takes to cook! And garlic's a super food, preventing colds and infections. Boil water for pasta. When it's boiling, dump in one box (1 lb) of spaghetti. Meanwhile, pour the olive oil into a steel fry pan <text:soft-page-break/>on medium high, and sprinkled in your crushed garlic or sliced cloves of garlic. Watch the garlic carefully, stirring it, and when it starts to turn light brown, take it off the heat. Drain your past and do not rinse it! Serve pasta on plates, pour garlic infused oil over it, sprinkle with black pepper, a pinch of crushed red pepper, and sprinkle pre-grated reggiano parmesan on top to taste. <text:span text:style-name="T1"><text:s/>Pronto!</text:span></text:p>
      <text:p text:style-name="Text_20_body"/>
      <text:list xml:id="list1805081748062986037" text:style-name="L5">
        <text:list-item>
          <text:p text:style-name="P4">Grilled Zucchini and Salmon.</text:p>
          <text:p text:style-name="P4">Prep time 10 minutes. Serves 4. </text:p>
        </text:list-item>
      </text:list>
      <text:list xml:id="list9217706333261650479" text:style-name="L6">
        <text:list-item>
          <text:p text:style-name="P9">4 frozen salmon filets</text:p>
        </text:list-item>
        <text:list-item>
          <text:p text:style-name="P9">2 medium zucchinis</text:p>
        </text:list-item>
        <text:list-item>
          <text:p text:style-name="P9">feta cheese</text:p>
        </text:list-item>
        <text:list-item>
          <text:p text:style-name="P9">bunch fresh Italian parsley</text:p>
        </text:list-item>
        <text:list-item>
          <text:p text:style-name="P9">1 cucumber</text:p>
        </text:list-item>
        <text:list-item>
          <text:p text:style-name="P9">olive oil</text:p>
        </text:list-item>
        <text:list-item>
          <text:p text:style-name="P9">salt and pepper</text:p>
        </text:list-item>
        <text:list-item>
          <text:p text:style-name="P9">Light Ranch Dressing</text:p>
        </text:list-item>
      </text:list>
      <text:p text:style-name="Text_20_body">The key here is a grill and fresh ingredients. Heat up the grill until it's super hot. Slice zucchinis into eights, the long way. Paint salmon filets and zucchinis with olive oil, pepper and salt to taste. Lay salmon filets and zucchinis on the grill for 3 minutes on each side or until done. While that's cooking, take washed parsley and tear up half a bunch without stems into a bowl. Slice the cucumber thin, and also throw into the bowl. Dress cucumber parsley salad with Ken's Light Ranch dressing. Remove salmon <text:s/>and zucchini from grill and plate. Crumbles feta over grilled zucchini. Plate cucumber and parsley salad. Colorful, and Omega 3's galore!</text:p>
      <text:p text:style-name="Text_20_body"/>
      <text:list xml:id="list8999689323195357550" text:style-name="L7">
        <text:list-item>
          <text:p text:style-name="P5">Southwest Fiesta Salad</text:p>
          <text:p text:style-name="P5">Prep time 20 minutes. Feeds 4.</text:p>
        </text:list-item>
      </text:list>
      <text:p text:style-name="Text_20_body">Ingredients:</text:p>
      <text:p text:style-name="Text_20_body">1 can niblet corn</text:p>
      <text:p text:style-name="Text_20_body">1/3 cup pine nuts</text:p>
      <text:p text:style-name="Text_20_body">¼ cup lemon or lime juice</text:p>
      <text:p text:style-name="Text_20_body">3 table spoons olive oil</text:p>
      <text:p text:style-name="Text_20_body">½ washed bunch Italian parsley</text:p>
      <text:p text:style-name="Text_20_body">pepper and salt to taste</text:p>
      <text:p text:style-name="Text_20_body">2 cans black beans (rinsed)</text:p>
      <text:p text:style-name="Text_20_body">1 large tomato (cubed)</text:p>
      <text:p text:style-name="Text_20_body">1/2 purple onion diced</text:p>
      <text:p text:style-name="Text_20_body">2 cups thinly shredded purple cabbage</text:p>
      <text:p text:style-name="Text_20_body"><text:soft-page-break/></text:p>
      <text:p text:style-name="Text_20_body">Except for chopping up some cabbage, parsley and onion, everything in this recipe is already prepared! Simply mix all the ingredients together in one bowl to make a colorful, protein-rich salad. Serve with toasted french or Italian bread drizzled with olive oil. Protein-rich!</text:p>
      <text:p text:style-name="Text_20_body"/>
      <text:list xml:id="list5745608600379037989" text:style-name="L8">
        <text:list-item>
          <text:p text:style-name="P6">Cold Spanish Gazpacho with Garlic Toast</text:p>
          <text:p text:style-name="P6">Prep time 15 minutes. Feeds 4.</text:p>
          <text:p text:style-name="P10">Ingredients:</text:p>
        </text:list-item>
      </text:list>
      <text:list xml:id="list3784360818912959258" text:style-name="L9">
        <text:list-item>
          <text:p text:style-name="P11">1 Persian cucumber, diced (not peeled)</text:p>
        </text:list-item>
        <text:list-item>
          <text:p text:style-name="P11">3 cloves garlic or prepared crushed garlic</text:p>
        </text:list-item>
        <text:list-item>
          <text:p text:style-name="P11">4 ripe tomatoes</text:p>
        </text:list-item>
        <text:list-item>
          <text:p text:style-name="P11">3 cups tomato juice</text:p>
        </text:list-item>
        <text:list-item>
          <text:p text:style-name="P11">¼ cup apple cider vinegar</text:p>
        </text:list-item>
        <text:list-item>
          <text:p text:style-name="P11">¼ cup virgin olive oil</text:p>
        </text:list-item>
        <text:list-item>
          <text:p text:style-name="P11">2 red bell peppers, cored and seeded.</text:p>
        </text:list-item>
        <text:list-item>
          <text:p text:style-name="P11">1 medium purple onion</text:p>
        </text:list-item>
      </text:list>
      <text:p text:style-name="Text_20_body">Chop all the vegetables roughly and toss into your food processor or mixer. Use your “pulse” control and don't over-process. Combine processed vegetables in a bowl with the olive oil, tomato juice,m vinegar, and salt and pepper to taste. Stick in the freezer for 5 minutes to chill. Serve with toasty rounds of crusty bread sprinkled with olive oil. <text:span text:style-name="T1">¡Qué rico!</text:span></text:p>
      <text:list xml:id="list1828876827" text:continue-list="list5745608600379037989" text:style-name="L8">
        <text:list-header>
          <text:p text:style-name="P1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y Snyder</meta:initial-creator>
    <meta:creation-date>2015-02-08T19:54:35</meta:creation-date>
    <dc:date>2015-02-08T21:11:00</dc:date>
    <dc:creator>Dorothy Snyder</dc:creator>
    <meta:editing-duration>PT13M24S</meta:editing-duration>
    <meta:editing-cycles>2</meta:editing-cycles>
    <meta:generator>OpenOffice/4.1.1$Unix OpenOffice.org_project/411m6$Build-9775</meta:generator>
    <meta:document-statistic meta:table-count="0" meta:image-count="0" meta:object-count="0" meta:page-count="3" meta:paragraph-count="62" meta:word-count="791" meta:character-count="4419"/>
  </office:meta>
</office:document-meta>
</file>